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a20" officeooo:paragraph-rsid="001cea20"/>
    </style:style>
    <style:style style:name="P2" style:family="paragraph" style:parent-style-name="Standard">
      <style:text-properties officeooo:rsid="001dba1f" officeooo:paragraph-rsid="001dba1f"/>
    </style:style>
    <style:style style:name="P3" style:family="paragraph" style:parent-style-name="Standard">
      <style:text-properties officeooo:rsid="001f9939" officeooo:paragraph-rsid="001f9939"/>
    </style:style>
    <style:style style:name="P4" style:family="paragraph" style:parent-style-name="Standard">
      <style:text-properties officeooo:rsid="00229988" officeooo:paragraph-rsid="00229988"/>
    </style:style>
    <style:style style:name="P5" style:family="paragraph" style:parent-style-name="Standard">
      <style:text-properties officeooo:rsid="0022cb70" officeooo:paragraph-rsid="0022cb70"/>
    </style:style>
    <style:style style:name="P6" style:family="paragraph" style:parent-style-name="Standard">
      <style:text-properties officeooo:rsid="00252d8c" officeooo:paragraph-rsid="00252d8c"/>
    </style:style>
    <style:style style:name="P7" style:family="paragraph" style:parent-style-name="Standard">
      <style:text-properties officeooo:rsid="00261dc2" officeooo:paragraph-rsid="00261dc2"/>
    </style:style>
    <style:style style:name="P8" style:family="paragraph" style:parent-style-name="Standard">
      <style:text-properties officeooo:rsid="002695a3" officeooo:paragraph-rsid="002695a3"/>
    </style:style>
    <style:style style:name="P9" style:family="paragraph" style:parent-style-name="Standard">
      <style:text-properties officeooo:rsid="0027e312" officeooo:paragraph-rsid="0027e312"/>
    </style:style>
    <style:style style:name="P10" style:family="paragraph" style:parent-style-name="Standard">
      <style:text-properties officeooo:rsid="002c1658" officeooo:paragraph-rsid="002c1658"/>
    </style:style>
    <style:style style:name="P11" style:family="paragraph" style:parent-style-name="Standard">
      <style:text-properties officeooo:rsid="002d9f8a" officeooo:paragraph-rsid="002d9f8a"/>
    </style:style>
    <style:style style:name="P12" style:family="paragraph" style:parent-style-name="Standard">
      <style:text-properties officeooo:rsid="002f2a49" officeooo:paragraph-rsid="002f2a49"/>
    </style:style>
    <style:style style:name="P13" style:family="paragraph" style:parent-style-name="Standard">
      <style:text-properties officeooo:rsid="002fd8ee" officeooo:paragraph-rsid="002fd8ee"/>
    </style:style>
    <style:style style:name="P14" style:family="paragraph" style:parent-style-name="Standard">
      <style:text-properties officeooo:rsid="00332b8a" officeooo:paragraph-rsid="00332b8a"/>
    </style:style>
    <style:style style:name="P15" style:family="paragraph" style:parent-style-name="Standard">
      <style:text-properties officeooo:rsid="00347594" officeooo:paragraph-rsid="00347594"/>
    </style:style>
    <style:style style:name="P16" style:family="paragraph" style:parent-style-name="Standard">
      <style:text-properties officeooo:rsid="00374787" officeooo:paragraph-rsid="00374787"/>
    </style:style>
    <style:style style:name="P17" style:family="paragraph" style:parent-style-name="Standard">
      <style:text-properties officeooo:rsid="00374787" officeooo:paragraph-rsid="00390e7f"/>
    </style:style>
    <style:style style:name="P18" style:family="paragraph" style:parent-style-name="Standard">
      <style:text-properties officeooo:rsid="00374787" officeooo:paragraph-rsid="003c9b45"/>
    </style:style>
    <style:style style:name="P19" style:family="paragraph" style:parent-style-name="Standard">
      <style:text-properties officeooo:rsid="00374787" officeooo:paragraph-rsid="003e9b93"/>
    </style:style>
    <style:style style:name="P20" style:family="paragraph" style:parent-style-name="Standard">
      <style:text-properties officeooo:rsid="00374787" officeooo:paragraph-rsid="004ae70d"/>
    </style:style>
    <style:style style:name="P21" style:family="paragraph" style:parent-style-name="Standard">
      <style:text-properties officeooo:paragraph-rsid="00374787"/>
    </style:style>
    <style:style style:name="P22" style:family="paragraph" style:parent-style-name="Standard">
      <style:text-properties officeooo:rsid="003e9b93" officeooo:paragraph-rsid="003e9b93"/>
    </style:style>
    <style:style style:name="P23" style:family="paragraph" style:parent-style-name="Standard">
      <style:text-properties officeooo:rsid="003f1301" officeooo:paragraph-rsid="003f1301"/>
    </style:style>
    <style:style style:name="P24" style:family="paragraph" style:parent-style-name="Standard">
      <style:text-properties officeooo:rsid="00434998" officeooo:paragraph-rsid="00434998"/>
    </style:style>
    <style:style style:name="P25" style:family="paragraph" style:parent-style-name="Standard">
      <style:text-properties officeooo:rsid="00444260" officeooo:paragraph-rsid="00444260"/>
    </style:style>
    <style:style style:name="P26" style:family="paragraph" style:parent-style-name="Standard">
      <style:text-properties officeooo:rsid="0044b3be" officeooo:paragraph-rsid="0044b3be"/>
    </style:style>
    <style:style style:name="P27" style:family="paragraph" style:parent-style-name="Standard">
      <style:text-properties officeooo:rsid="004642c4" officeooo:paragraph-rsid="004642c4"/>
    </style:style>
    <style:style style:name="P28" style:family="paragraph" style:parent-style-name="Standard">
      <style:text-properties officeooo:rsid="004ae70d" officeooo:paragraph-rsid="004ae70d"/>
    </style:style>
    <style:style style:name="P29" style:family="paragraph" style:parent-style-name="Standard">
      <style:text-properties officeooo:rsid="004bd546" officeooo:paragraph-rsid="004bd546"/>
    </style:style>
    <style:style style:name="P30" style:family="paragraph" style:parent-style-name="Standard">
      <style:text-properties officeooo:rsid="004ceb77" officeooo:paragraph-rsid="004ceb77"/>
    </style:style>
    <style:style style:name="P31" style:family="paragraph" style:parent-style-name="Standard">
      <style:text-properties officeooo:rsid="004e0e14" officeooo:paragraph-rsid="004e0e14"/>
    </style:style>
    <style:style style:name="P32" style:family="paragraph" style:parent-style-name="Standard">
      <style:text-properties officeooo:paragraph-rsid="004e0e14"/>
    </style:style>
    <style:style style:name="T1" style:family="text">
      <style:text-properties officeooo:rsid="001eb207"/>
    </style:style>
    <style:style style:name="T2" style:family="text">
      <style:text-properties officeooo:rsid="00209a5b"/>
    </style:style>
    <style:style style:name="T3" style:family="text">
      <style:text-properties officeooo:rsid="00248fbf"/>
    </style:style>
    <style:style style:name="T4" style:family="text">
      <style:text-properties officeooo:rsid="0027e312"/>
    </style:style>
    <style:style style:name="T5" style:family="text">
      <style:text-properties officeooo:rsid="0029bcc3"/>
    </style:style>
    <style:style style:name="T6" style:family="text">
      <style:text-properties officeooo:rsid="002aed1d"/>
    </style:style>
    <style:style style:name="T7" style:family="text">
      <style:text-properties officeooo:rsid="002c1658"/>
    </style:style>
    <style:style style:name="T8" style:family="text">
      <style:text-properties officeooo:rsid="003154c0"/>
    </style:style>
    <style:style style:name="T9" style:family="text">
      <style:text-properties officeooo:rsid="00347594"/>
    </style:style>
    <style:style style:name="T10" style:family="text">
      <style:text-properties officeooo:rsid="0035ea34"/>
    </style:style>
    <style:style style:name="T11" style:family="text">
      <style:text-properties officeooo:rsid="00374787"/>
    </style:style>
    <style:style style:name="T12" style:family="text">
      <style:text-properties officeooo:rsid="00389990"/>
    </style:style>
    <style:style style:name="T13" style:family="text">
      <style:text-properties officeooo:rsid="003c9b45"/>
    </style:style>
    <style:style style:name="T14" style:family="text">
      <style:text-properties officeooo:rsid="003e1404"/>
    </style:style>
    <style:style style:name="T15" style:family="text">
      <style:text-properties officeooo:rsid="003f1301"/>
    </style:style>
    <style:style style:name="T16" style:family="text">
      <style:text-properties officeooo:rsid="004112e4"/>
    </style:style>
    <style:style style:name="T17" style:family="text">
      <style:text-properties officeooo:rsid="0045fcdf"/>
    </style:style>
    <style:style style:name="T18" style:family="text">
      <style:text-properties officeooo:rsid="004642c4"/>
    </style:style>
    <style:style style:name="T19" style:family="text">
      <style:text-properties officeooo:rsid="0048015c"/>
    </style:style>
    <style:style style:name="T20" style:family="text">
      <style:text-properties officeooo:rsid="004ae70d"/>
    </style:style>
    <style:style style:name="T21" style:family="text">
      <style:text-properties officeooo:rsid="004e0e14"/>
    </style:style>
    <style:style style:name="T22" style:family="text">
      <style:text-properties officeooo:rsid="004f9a51"/>
    </style:style>
    <style:style style:name="T23" style:family="text">
      <style:text-properties officeooo:rsid="0050bea7"/>
    </style:style>
    <style:style style:name="T24" style:family="text">
      <style:text-properties officeooo:rsid="00525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conversão </text:p>
      <text:p text:style-name="P1"/>
      <text:p text:style-name="P2">conversão entre sistemas de numeração </text:p>
      <text:p text:style-name="P2">- <text:span text:style-name="T1">por padrão do computador usa base 2 (binário), porém, quando for preciso, geralmente se converte para base 8 icta 16 hexadecimal</text:span></text:p>
      <text:p text:style-name="P2"/>
      <text:p text:style-name="P3">conversão de uma base X para outra Y </text:p>
      <text:p text:style-name="P3">-precisa ser tendo a base 10 como intermediária </text:p>
      <text:p text:style-name="P3"/>
      <text:p text:style-name="P3">ex: convertendo 214 na base 5 para valor equivalente na base 10</text:p>
      <text:p text:style-name="P3"/>
      <text:p text:style-name="P3">214 → da esquerda para a direita, ou da posição 0 em diante (de direita para esquerda), pega-se cada número do 214, <text:span text:style-name="T2">realiza primeiro a multiplicação da elevação da base pela posição. depois</text:span> multiplica pelo valor <text:span text:style-name="T2">do digito</text:span></text:p>
      <text:p text:style-name="P3"/>
      <text:p text:style-name="P6">2 * 5² + 1 * 5¹ + 4 * 5º = 59 (a potencia calcula primeiro)</text:p>
      <text:p text:style-name="P2"/>
      <text:p text:style-name="P3">ex: converter 100 na base 5 <text:span text:style-name="T2">para base 10 </text:span></text:p>
      <text:p text:style-name="P4">25 + 0 + 0 = 25 </text:p>
      <text:p text:style-name="P4"/>
      <text:p text:style-name="P5">conversão entre sistemas de numeração de uma base 10 para base b </text:p>
      <text:p text:style-name="P5">-<text:span text:style-name="T3">para converter da base 5 para base 7, primeiro tem que ser convertido para base 10(como anteriormente)</text:span></text:p>
      <text:p text:style-name="P5"/>
      <text:p text:style-name="P6">pega se o valor que já foi convertido para base 10, em seguida divide pelo valor da base desejada até resultar 0, a sobra de cada divisão forma o valor desejado, porem ele precisa ser invertido o lado</text:p>
      <text:p text:style-name="P6">ex: 59/7=8 resta 3, 8/7=1 sobra 1, 1/7=0 sobra um, resultado=113 (precisa inverter dae)</text:p>
      <text:p text:style-name="P9">ELEVADO A ZERO, É ZERO!</text:p>
      <text:p text:style-name="P6"/>
      <text:p text:style-name="P7">exercicio</text:p>
      <text:p text:style-name="P7">234 na base 6 para a base 8 </text:p>
      <text:p text:style-name="P7"/>
      <text:p text:style-name="P7">1-primeiro para base 10 </text:p>
      <text:p text:style-name="P8">234→ 2*6² + 3*6¹ + 4*6º = 72+18+<text:span text:style-name="T4">4</text:span> = <text:span text:style-name="T5">94</text:span></text:p>
      <text:p text:style-name="P8"/>
      <text:p text:style-name="P8">2- <text:s/><text:span text:style-name="T6">94/8=11 resto 6, 11/8=1 resto 3, 1/8=0 resto 1 (quando não divide vai pro resto) resultado = </text:span><text:span text:style-name="T7">1</text:span><text:span text:style-name="T6">36</text:span></text:p>
      <text:p text:style-name="P8"/>
      <text:p text:style-name="P10">lógica booleana </text:p>
      <text:p text:style-name="P10"/>
      <text:p text:style-name="P11">conversão de <text:span text:style-name="T10">binário</text:span> para <text:span text:style-name="T10">decimal</text:span> </text:p>
      <text:p text:style-name="P11"/>
      <text:p text:style-name="P12">0 1 0 1 1 0 <text:s/>valor binário</text:p>
      <text:p text:style-name="P12">5 4 3 2 1 0 <text:s/>posição </text:p>
      <text:p text:style-name="P13"><text:s text:c="32"/>-em baixo de cada posição, faz 2 elevado a posição, começando por elevação a <text:s text:c="22"/><text:tab/><text:tab/> <text:s text:c="8"/><text:tab/>0, da direita para esquerda </text:p>
      <text:p text:style-name="P13"><text:tab/><text:tab/> <text:s text:c="7"/>-<text:span text:style-name="T8">posição 1 ligada </text:span></text:p>
      <text:p text:style-name="P13"><text:tab/><text:tab/> <text:s text:c="7"/>-<text:span text:style-name="T8">posição 0 desligada </text:span></text:p>
      <text:p text:style-name="P14">32 16 8 4 2 0 <text:s text:c="10"/>-<text:span text:style-name="T9">cada posição ligada (1) são somadas</text:span></text:p>
      <text:p text:style-name="P15">16+4+2 = 22</text:p>
      <text:p text:style-name="P15"/>
      <text:p text:style-name="P15"><text:soft-page-break/>1 0 0 1 1 1 1 0 0 0 1 0 1 1 </text:p>
      <text:p text:style-name="P15"><text:tab/><text:tab/> <text:s text:c="10"/><text:span text:style-name="T24">7 6 5 4 3 2 1</text:span> <text:span text:style-name="T24">0</text:span><text:tab/></text:p>
      <text:p text:style-name="P16">conversão de valores entre bases 8 e 16 (primeiro converte para base 2)</text:p>
      <text:p text:style-name="P16">valor 36, base 8 </text:p>
      <text:p text:style-name="P16"/>
      <text:p text:style-name="P16">-separa cada digito do número em 3 colunas</text:p>
      <text:p text:style-name="P16">-<text:span text:style-name="T12">em seguida, procura quais dos 3, onde somando 2 de o valor do digito(2+1=3 então liga 1 em cima deles, demais fica 0)</text:span></text:p>
      <text:p text:style-name="P16"/>
      <text:p text:style-name="P16"/>
      <text:p text:style-name="P16"><text:s text:c="7"/>3 <text:s text:c="14"/>6 <text:s/></text:p>
      <text:p text:style-name="P16"><text:s text:c="3"/>0 <text:s/>1 <text:s/>1 <text:s text:c="6"/>1 <text:s/>1 <text:s/>0</text:p>
      <text:p text:style-name="P16"><text:s text:c="3"/>2² 2¹ 2º <text:s text:c="4"/>2² 2¹ 2º</text:p>
      <text:p text:style-name="P21"><text:s text:c="3"/><text:span text:style-name="T11">4</text:span> <text:s/><text:span text:style-name="T11">2</text:span> <text:s/>1 <text:s text:c="6"/>4 <text:s/>2 <text:s/>1</text:p>
      <text:p text:style-name="P21"/>
      <text:p text:style-name="P21">obtido: 011 110</text:p>
      <text:p text:style-name="P21"/>
      <text:p text:style-name="P17">-em seguida, a esquerda de 011110 aumenta 2 numeros 0, ficando: 00011110</text:p>
      <text:p text:style-name="P17"/>
      <text:p text:style-name="P18">-em seguida, com o numero: 0001 1110, <text:span text:style-name="T13">faz: </text:span></text:p>
      <text:p text:style-name="P18"/>
      <text:p text:style-name="P18">0001 1110 <text:span text:style-name="T13">eleva-se novamente, da direita para esquerda: 2º, 2¹, 2² e sempre a quarta coluna(das duas)(da direita para esquerda) faz 2³, </text:span><text:span text:style-name="T14">obtendo: </text:span></text:p>
      <text:p text:style-name="P18"/>
      <text:p text:style-name="P18"><text:s text:c="11"/><text:span text:style-name="T14">8</text:span> <text:span text:style-name="T14">4</text:span> <text:span text:style-name="T14">2</text:span> <text:span text:style-name="T14">1</text:span> <text:s/><text:span text:style-name="T14">8</text:span> <text:span text:style-name="T14">4</text:span> <text:span text:style-name="T14">2</text:span> <text:span text:style-name="T14">1</text:span></text:p>
      <text:p text:style-name="P18"/>
      <text:p text:style-name="P22">agora, SOMENTE os bits que valem 1 (entre 0 e 1) são somados com os valores obtidos: </text:p>
      <text:p text:style-name="P22"/>
      <text:p text:style-name="P19">0 0 0 1 <text:s/>1 1 1 0</text:p>
      <text:p text:style-name="P19"><text:span text:style-name="T14">8</text:span> <text:span text:style-name="T14">4</text:span> <text:span text:style-name="T14">2</text:span> <text:span text:style-name="T14">1</text:span> <text:s/><text:span text:style-name="T14">8</text:span> <text:span text:style-name="T14">4</text:span> <text:span text:style-name="T14">2</text:span> <text:span text:style-name="T14">1 </text:span><text:span text:style-name="T15">(a soma é entre os debaixo que tiverem 1 em cima)</text:span></text:p>
      <text:p text:style-name="P19"/>
      <text:p text:style-name="P23">resultado: <text:s text:c="2"/><text:span text:style-name="T16">1 E (primeira e segunda coluna de 4 cada) 0 E é porque, na segunda coluna de 4 numeros, somando os numeros que tem 1 em cima, deu 14, isso na base 16 da letra E</text:span></text:p>
      <text:p text:style-name="P23"/>
      <text:p text:style-name="P23"/>
      <text:p text:style-name="P23"/>
      <text:p text:style-name="P24">CONVERTE DA BASE 16 para BASE 8 (inverso do anterior)</text:p>
      <text:p text:style-name="P24"/>
      <text:p text:style-name="P25">converte primeiro para base 2 </text:p>
      <text:p text:style-name="P26">agrupa em colunas de 4 para cada dígito</text:p>
      <text:p text:style-name="P27">mesmo esquema anterior, soma os numeros obtido até atngirem o valor no digito, <text:span text:style-name="T19">os q não entram na soma, ficam em 0</text:span></text:p>
      <text:p text:style-name="P25"/>
      <text:p text:style-name="P26">valor: 1 E </text:p>
      <text:p text:style-name="P26"/>
      <text:p text:style-name="P26"><text:s text:c="9"/>1 <text:s text:c="13"/>E</text:p>
      <text:p text:style-name="P26"><text:span text:style-name="T18"><text:s text:c="5"/>0 0 0</text:span> <text:span text:style-name="T18">1</text:span> <text:s text:c="4"/><text:span text:style-name="T18">1 1 1 0</text:span></text:p>
      <text:p text:style-name="P26"><text:s text:c="5"/><text:span text:style-name="T17">8</text:span> <text:span text:style-name="T17">4</text:span> 2 1 <text:s text:c="4"/>8 4 2 1<text:tab/></text:p>
      <text:p text:style-name="P26"/>
      <text:p text:style-name="P28">agora subdive <text:span text:style-name="T11">0 0 0 1 <text:s/>1 1 1 0 </text:span>em 3 colunas de 3, colocando um 0 a esquerda para completar: </text:p>
      <text:p text:style-name="P30">em seguida, mesmo esquema do 4 2 1</text:p>
      <text:p text:style-name="P28"/>
      <text:p text:style-name="P20"><text:soft-page-break/><text:span text:style-name="T20">0 </text:span>0 0 <text:s text:c="2"/>0 1 1 <text:s text:c="2"/>1 1 0</text:p>
      <text:p text:style-name="P29">4 2 1 <text:s text:c="2"/>4 2 1 <text:s text:c="2"/>4 2 1</text:p>
      <text:p text:style-name="P31">em seguida soma os bits ligados (1) de cada coluna das 3</text:p>
      <text:p text:style-name="P31"/>
      <text:p text:style-name="P32"><text:span text:style-name="T21">resultando em: </text:span><text:span text:style-name="T23">0</text:span><text:span text:style-name="T21"> </text:span><text:span text:style-name="T23">3</text:span><text:span text:style-name="T21"> </text:span><text:span text:style-name="T23">6</text:span></text:p>
      <text:p text:style-name="P26"/>
      <text:p text:style-name="P25"/>
      <text:p text:style-name="P23"/>
      <text:p text:style-name="P23"/>
      <text:p text:style-name="P16"/>
      <text:p text:style-name="P14"/>
      <text:p text:style-name="P14"/>
      <text:p text:style-name="P13"><text:tab/><text:tab/><text:tab/></text:p>
      <text:p text:style-name="P13"/>
      <text:p text:style-name="P13"/>
      <text:p text:style-name="P13"/>
      <text:p text:style-name="P10"/>
      <text:p text:style-name="P6"/>
      <text:p text:style-name="P6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2:31:17.947000000</meta:creation-date>
    <dc:date>2024-01-06T16:26:23.875000000</dc:date>
    <meta:editing-duration>PT3H54M39S</meta:editing-duration>
    <meta:editing-cycles>49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64" meta:word-count="688" meta:character-count="3360" meta:non-whitespace-character-count="2486"/>
  </office:meta>
</office:document-meta>
</file>